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683cm" svg:height="1.397cm" svg:x="2.27cm" svg:y="3.032cm">
          <text:p text:style-name="P1"><text:span text:style-name="T1">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683cm" svg:height="1.397cm" svg:x="2.27cm" svg:y="4.81cm">
          <text:p text:style-name="P1"><text:span text:style-name="T1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683cm" svg:height="1.397cm" svg:x="8.023cm" svg:y="8.647cm">
          <text:p text:style-name="P1"><text:span text:style-name="T1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683cm" svg:height="1.397cm" svg:x="8.023cm" svg:y="3.032cm">
          <text:p text:style-name="P1"><text:span text:style-name="T1">blob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683cm" svg:height="1.397cm" svg:x="2.27cm" svg:y="6.715cm">
          <text:p text:style-name="P1"><text:span text:style-name="T1">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683cm" svg:height="1.397cm" svg:x="8.023cm" svg:y="6.715cm">
          <text:p text:style-name="P1"><text:span text:style-name="T1">webr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023cm" svg:y1="7.413cm" svg:x2="5.953cm" svg:y2="7.413cm" draw:start-shape="id1" draw:start-glue-point="3" draw:end-shape="id2" draw:end-glue-point="1" svg:d="m8023 7413h-2070" svg:viewBox="0 0 2071 1">
          <text:p/>
        </draw:connector>
        <draw:custom-shape draw:style-name="gr1" draw:text-style-name="P2" xml:id="id3" draw:id="id3" draw:layer="layout" svg:width="5.588cm" svg:height="1.397cm" svg:x="13.376cm" svg:y="6.715cm">
          <text:p text:style-name="P1"><text:span text:style-name="T1">webresource-blob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376cm" svg:y1="7.413cm" svg:x2="11.706cm" svg:y2="7.413cm" draw:start-shape="id3" draw:start-glue-point="3" draw:end-shape="id1" draw:end-glue-point="1" svg:d="m13376 7413h-1670" svg:viewBox="0 0 1671 1">
          <text:p/>
        </draw:connector>
        <draw:custom-shape draw:style-name="gr1" draw:text-style-name="P2" draw:layer="layout" svg:width="3.683cm" svg:height="1.397cm" svg:x="2.27cm" svg:y="8.647cm">
          <text:p text:style-name="P1"><text:span text:style-name="T1">ex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023cm" svg:y1="9.345cm" svg:x2="6.157cm" svg:y2="7.74cm" draw:start-shape="id4" draw:start-glue-point="3" svg:d="m8023 9345c-1776 0-843-1605-1866-1605" svg:viewBox="0 0 1867 1606">
          <text:p/>
        </draw:connector>
        <draw:connector draw:style-name="gr2" draw:text-style-name="P1" draw:layer="layout" draw:type="curve" svg:x1="13.376cm" svg:y1="7.413cm" svg:x2="11.706cm" svg:y2="3.73cm" draw:start-shape="id3" draw:start-glue-point="3" draw:end-shape="id5" draw:end-glue-point="1" svg:d="m13376 7413c-1252 0-418-3683-1670-3683" svg:viewBox="0 0 1671 3684">
          <text:p/>
        </draw:connector>
        <draw:connector draw:style-name="gr2" draw:text-style-name="P1" draw:layer="layout" draw:type="curve" svg:x1="8.023cm" svg:y1="3.73cm" svg:x2="6.073cm" svg:y2="7.131cm" draw:start-shape="id5" draw:start-glue-point="3" svg:d="m8023 3730c-1839 0-864 3401-1950 3401" svg:viewBox="0 0 1951 3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ch </meta:initial-creator>
    <meta:creation-date>2012-10-12T02:09:54</meta:creation-date>
    <dc:date>2013-09-03T10:37:14</dc:date>
    <meta:editing-duration>P0D</meta:editing-duration>
    <meta:editing-cycles>4</meta:editing-cycles>
    <meta:generator>LibreOffice/4.0.4.2$Linux_X86_64 LibreOffice_project/400m0$Build-2</meta:generator>
    <meta:document-statistic meta:object-count="13"/>
  </office:meta>
</office:document-meta>
</file>